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Überschrift1" style:master-page-name="MP0" style:family="paragraph">
      <style:paragraph-properties fo:break-before="page"/>
      <style:text-properties style:font-name="Garamond" fo:font-size="28pt" style:font-size-asian="28pt" style:font-size-complex="28pt"/>
    </style:style>
    <style:style style:name="P2" style:parent-style-name="Standard" style:family="paragraph">
      <style:text-properties style:font-name="Garamond"/>
    </style:style>
    <style:style style:name="P3" style:parent-style-name="Standard" style:family="paragraph">
      <style:text-properties style:font-name="Garamond" fo:font-size="18pt" style:font-size-asian="18pt" style:font-size-complex="18pt" style:text-underline-type="single" style:text-underline-style="solid" style:text-underline-width="auto" style:text-underline-mode="continuous"/>
    </style:style>
    <style:style style:name="T4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/>
    </style:style>
    <style:style style:name="T5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/>
    </style:style>
    <style:style style:name="T6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/>
    </style:style>
    <style:style style:name="P7" style:parent-style-name="KeinLeerraum" style:family="paragraph">
      <style:text-properties style:font-name="Garamond" fo:text-shadow="0.0145in 0.0145in 0.0416in #000000" fo:color="#000000" fo:font-size="14pt" style:font-size-asian="14pt" style:font-size-complex="14pt"/>
    </style:style>
    <style:style style:name="P8" style:parent-style-name="Standard" style:family="paragraph">
      <style:text-properties style:font-name="Garamond" fo:font-size="18pt" style:font-size-asian="18pt" style:font-size-complex="18pt" style:text-underline-type="single" style:text-underline-style="solid" style:text-underline-width="auto" style:text-underline-mode="continuous"/>
    </style:style>
    <style:style style:name="T9" style:parent-style-name="Absatz-Standardschriftart" style:family="text">
      <style:text-properties style:font-name="Garamond" fo:font-size="18pt" style:font-size-asian="18pt" style:font-size-complex="18pt" style:text-underline-type="single" style:text-underline-style="solid" style:text-underline-width="auto" style:text-underline-mode="continuous"/>
    </style:style>
    <style:style style:name="T10" style:parent-style-name="Hyperlink" style:family="text">
      <style:text-properties style:font-name="Garamond" fo:text-shadow="0.0145in 0.0145in 0.0416in #000000" fo:color="#000000" fo:font-size="18pt" style:font-size-asian="18pt" style:font-size-complex="18pt"/>
    </style:style>
    <style:style style:name="T11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/>
    </style:style>
    <style:style style:name="P12" style:parent-style-name="KeinLeerraum" style:family="paragraph">
      <style:text-properties style:font-name="Garamond" fo:font-size="14pt" style:font-size-asian="14pt" style:font-size-complex="14pt"/>
    </style:style>
    <style:style style:name="P13" style:parent-style-name="Standard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15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 fo:language="en" fo:country="US"/>
    </style:style>
    <style:style style:name="P16" style:parent-style-name="KeinLeerraum" style:family="paragraph">
      <style:text-properties style:font-name="Garamond" fo:font-size="14pt" style:font-size-asian="14pt" style:font-size-complex="14pt" fo:language="en" fo:country="US"/>
    </style:style>
    <style:style style:name="P17" style:parent-style-name="Standard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18" style:parent-style-name="Standard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19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 fo:language="en" fo:country="US"/>
    </style:style>
    <style:style style:name="P20" style:parent-style-name="KeinLeerraum" style:family="paragraph">
      <style:text-properties style:font-name="Garamond" fo:text-shadow="0.0145in 0.0145in 0.0416in #000000" fo:color="#000000" fo:font-size="14pt" style:font-size-asian="14pt" style:font-size-complex="14pt" fo:language="en" fo:country="US"/>
    </style:style>
    <style:style style:name="T21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 fo:language="en" fo:country="US"/>
    </style:style>
    <style:style style:name="P22" style:parent-style-name="KeinLeerraum" style:family="paragraph">
      <style:text-properties style:font-name="Garamond" fo:font-size="14pt" style:font-size-asian="14pt" style:font-size-complex="14pt" fo:language="en" fo:country="US"/>
    </style:style>
    <style:style style:name="P23" style:parent-style-name="KeinLeerraum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24" style:parent-style-name="KeinLeerraum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25" style:parent-style-name="KeinLeerraum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26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/>
    </style:style>
    <style:style style:name="P27" style:parent-style-name="KeinLeerraum" style:family="paragraph">
      <style:text-properties style:font-name="Garamond" fo:font-size="14pt" style:font-size-asian="14pt" style:font-size-complex="14pt"/>
    </style:style>
  </office:automatic-styles>
  <office:body>
    <office:text text:use-soft-page-breaks="true">
      <text:h text:style-name="P1" text:outline-level="1">Recherche - Formen erkennen</text:h>
      <text:p text:style-name="P2"/>
      <text:p text:style-name="P3">3.2 Bildanalys</text:p>
      <text:p text:style-name="KeinLeerraum"><text:a xlink:href="http://wwwiaim.ira.uka.de/Teaching/SeminarMedizin/Ausarbeitungen/SS2002/01_OpenCV.pdf" office:target-frame-name="_top" xlink:show="replace"><text:span text:style-name="T4">http://www</text:span><text:bookmark-start text:name="_Hlt421098809"/><text:bookmark-start text:name="_Hlt421098810"/><text:bookmark-start text:name="_GoBack"/><text:bookmark-end text:name="_GoBack"/><text:span text:style-name="T5">i</text:span><text:bookmark-end text:name="_Hlt421098809"/><text:bookmark-end text:name="_Hlt421098810"/><text:span text:style-name="T6">aim.ira.uka.de/Teaching/SeminarMedizin/Ausarbeitungen/SS2002/01_OpenCV.pdf</text:span></text:a></text:p>
      <text:p text:style-name="P7"/>
      <text:p text:style-name="P8"/>
      <text:p text:style-name="Standard"><text:span text:style-name="T9"><text:s/></text:span><text:a xlink:href="http://www.it-cow.de/post/Objekterkennung-in-Bildern-mittels-OpenCV-22.aspx" office:target-frame-name="_top" xlink:show="replace"><text:span text:style-name="T10">Objekterkennung in Bildern mittels OpenCV 2.2</text:span></text:a></text:p>
      <text:p text:style-name="KeinLeerraum"><text:a xlink:href="http://www.it-cow.de/post/Objekterkennung-in-Bildern-mittels-OpenCV-22.aspx" office:target-frame-name="_top" xlink:show="replace"><text:span text:style-name="T11">http://www.it-cow.de/post/Objekterkennung-in-Bildern-mittels-OpenCV-22.aspx</text:span></text:a></text:p>
      <text:p text:style-name="P12"/>
      <text:p text:style-name="P13"/>
      <text:p text:style-name="P14">Canny Edge Detector</text:p>
      <text:p text:style-name="KeinLeerraum"><text:a xlink:href="http://docs.opencv.org/doc/tutorials/imgproc/imgtrans/canny_detector/canny_detector.html#canny-detector" office:target-frame-name="_top" xlink:show="replace"><text:span text:style-name="T15">http://docs.opencv.org/doc/tutorials/imgproc/imgtrans/canny_detector/canny_detector.html#canny-detector</text:span></text:a></text:p>
      <text:p text:style-name="P16"/>
      <text:p text:style-name="P17"/>
      <text:p text:style-name="P18">Hough Transformation<text:s/></text:p>
      <text:p text:style-name="KeinLeerraum"><text:a xlink:href="http://docs.opencv.org/doc/tutorials/imgproc/imgtrans/hough_lines/hough_lines.html#hough-lines" office:target-frame-name="_top" xlink:show="replace"><text:span text:style-name="T19">http://docs.opencv.org/doc/tutorials/imgproc/imgtrans/hough_lines/hough_lines.html#hough-lines</text:span></text:a></text:p>
      <text:p text:style-name="P20"/>
      <text:p text:style-name="KeinLeerraum"><text:a xlink:href="http://docs.opencv.org/doc/tutorials/imgproc/imgtrans/hough_circle/hough_circle.html#hough-circle" office:target-frame-name="_top" xlink:show="replace"><text:span text:style-name="T21">http://docs.opencv.org/doc/tutorials/imgproc/imgtrans/hough_circle/hough_circle.html#hough-circle</text:span></text:a></text:p>
      <text:p text:style-name="P22"/>
      <text:p text:style-name="P23"/>
      <text:p text:style-name="P24">Image Moments</text:p>
      <text:p text:style-name="P25"/>
      <text:p text:style-name="KeinLeerraum"><text:a xlink:href="http://docs.opencv.org/doc/tutorials/imgproc/shapedescriptors/moments/moments.html#moments" office:target-frame-name="_top" xlink:show="replace"><text:span text:style-name="T26">http://docs.opencv.org/doc/tutorials/imgproc/shapedescriptors/moments/moments.html#moments</text:span></text:a>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esuchterHyperlink" style:display-name="BesuchterHyperlink" style:family="text" style:parent-style-name="Absatz-Standardschriftar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Sonja</meta:initial-creator>
    <dc:creator>Caro</dc:creator>
    <meta:creation-date>2015-05-31T11:41:00Z</meta:creation-date>
    <dc:date>2015-06-03T11:01:00Z</dc:date>
    <meta:template xlink:href="Normal" xlink:type="simple"/>
    <meta:editing-cycles>4</meta:editing-cycles>
    <meta:editing-duration>PT0S</meta:editing-duration>
    <meta:document-statistic meta:page-count="1" meta:paragraph-count="2" meta:word-count="199" meta:character-count="1451" meta:row-count="10" meta:non-whitespace-character-count="1254"/>
  </office:meta>
</office:document-meta>
</file>